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Ubuntu Mono" svg:font-family="'Ubuntu Mono'" style:font-pitch="fixed"/>
    <style:font-face style:name="Ubuntu Mono1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55cm" table:align="left"/>
    </style:style>
    <style:style style:name="Tableau1.A" style:family="table-column">
      <style:table-column-properties style:column-width="5.8cm"/>
    </style:style>
    <style:style style:name="Tableau1.B" style:family="table-column">
      <style:table-column-properties style:column-width="11.25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command" style:list-style-name="L5"/>
    <style:style style:name="P2" style:family="paragraph" style:parent-style-name="command" style:list-style-name="L6"/>
    <style:style style:name="P3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P5" style:family="paragraph" style:parent-style-name="Contents_20_1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Preformatted_20_Text">
      <loext:graphic-properties draw:fill="solid" draw:fill-color="#272822" draw:opacity="100%"/>
      <style:paragraph-properties fo:background-color="#272822"/>
    </style:style>
    <style:style style:name="P9" style:family="paragraph" style:parent-style-name="Preformatted_20_Text">
      <loext:graphic-properties draw:fill="solid" draw:fill-color="#272822" draw:opacity="100%"/>
      <style:paragraph-properties fo:margin-top="0cm" fo:margin-bottom="0.499cm" loext:contextual-spacing="false" fo:background-color="#272822"/>
    </style:style>
    <style:style style:name="P10" style:family="paragraph" style:parent-style-name="Standard" style:list-style-name="L5">
      <style:text-properties officeooo:paragraph-rsid="0098c1e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Heading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3">
      <style:paragraph-properties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93c271"/>
    </style:style>
    <style:style style:name="P18" style:family="paragraph" style:parent-style-name="Text_20_body">
      <style:paragraph-properties fo:text-align="justify" style:justify-single-word="false"/>
      <style:text-properties officeooo:paragraph-rsid="0098c1ed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text-properties officeooo:paragraph-rsid="0098c1ed"/>
    </style:style>
    <style:style style:name="P21" style:family="paragraph" style:parent-style-name="Text_20_body" style:list-style-name="L6">
      <style:text-properties officeooo:paragraph-rsid="0098c1ed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38452b"/>
    </style:style>
    <style:style style:name="P23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24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25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26" style:family="paragraph" style:parent-style-name="Text_20_body" style:list-style-name="L4">
      <style:paragraph-properties fo:margin-top="0cm" fo:margin-bottom="0cm" loext:contextual-spacing="false" fo:text-align="start" style:justify-single-word="false"/>
    </style:style>
    <style:style style:name="P27" style:family="paragraph" style:parent-style-name="Text_20_body" style:list-style-name="L5">
      <style:paragraph-properties fo:margin-top="0cm" fo:margin-bottom="0cm" loext:contextual-spacing="false"/>
    </style:style>
    <style:style style:name="P28" style:family="paragraph" style:parent-style-name="Text_20_body" style:list-style-name="L6">
      <style:paragraph-properties fo:margin-top="0cm" fo:margin-bottom="0cm" loext:contextual-spacing="false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2289ed"/>
    </style:style>
    <style:style style:name="T2" style:family="text">
      <style:text-properties officeooo:rsid="001eacbf"/>
    </style:style>
    <style:style style:name="T3" style:family="text">
      <style:text-properties officeooo:rsid="00262ec9"/>
    </style:style>
    <style:style style:name="T4" style:family="text">
      <style:text-properties officeooo:rsid="0090cf3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977a0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94d579" style:font-style-asian="italic" style:font-style-complex="italic"/>
    </style:style>
    <style:style style:name="T9" style:family="text">
      <style:text-properties fo:font-style="italic" officeooo:rsid="0095ee3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officeooo:rsid="0094d579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93c271" style:font-weight-asian="normal" style:font-weight-complex="normal"/>
    </style:style>
    <style:style style:name="T15" style:family="text">
      <style:text-properties officeooo:rsid="0093c271"/>
    </style:style>
    <style:style style:name="T16" style:family="text">
      <style:text-properties officeooo:rsid="0094d579"/>
    </style:style>
    <style:style style:name="T17" style:family="text">
      <style:text-properties officeooo:rsid="0095ee3c"/>
    </style:style>
    <style:style style:name="T18" style:family="text">
      <style:text-properties fo:color="#f8f8f2"/>
    </style:style>
    <style:style style:name="T19" style:family="text">
      <style:text-properties fo:color="#f92672"/>
    </style:style>
    <style:style style:name="T20" style:family="text">
      <style:text-properties fo:color="#e6db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952_4154205104"/>Create a Python Virtual Environment (PVE)<text:bookmark-end text:name="__RefHeading___Toc1952_4154205104"/></text:p>
      <text:h text:style-name="Heading_20_2" text:outline-level="2"><text:bookmark-start text:name="__RefHeading___Toc4328_1609815082"/><text:span text:style-name="T6">I</text:span><text:span text:style-name="T5">nterest</text:span><text:bookmark-end text:name="__RefHeading___Toc4328_1609815082"/></text:h>
      <text:p text:style-name="P22">The state of the art regarding Python programming (Machine Learning, Data processing…) consists in using a <text:span text:style-name="Strong_20_Emphasis">Python Virtual Environment</text:span> (PVE) to encapsulate each project in a dedicated and sustainable environment. Each PVE provides a dedicated computing environment containing a specific installation of Python:</text:p>
      <text:list xml:id="list3531393089" text:style-name="L2">
        <text:list-item>
          <text:p text:style-name="P23">independent of other Python installs likely to coexist on the same machine, </text:p>
        </text:list-item>
        <text:list-item>
          <text:p text:style-name="P14">independent of computer updates. </text:p>
        </text:list-item>
      </text:list>
      <text:p text:style-name="P13">A PVE is based on a dedicated disk tree that houses the version of the Python interpreter and modules that you need for your project. You can delete and re-create an PVE very easily, without impacting the other Python installations present on your computer.</text:p>
      <text:h text:style-name="Heading_20_2" text:outline-level="2"><text:bookmark-start text:name="__RefHeading___Toc4330_1609815082"/>Tools<text:bookmark-end text:name="__RefHeading___Toc4330_1609815082"/></text:h>
      <text:p text:style-name="P13">Two tools are most often used to create a PVE:</text:p>
      <text:list xml:id="list954036288" text:style-name="L3">
        <text:list-item>
          <text:p text:style-name="P24">the <text:span text:style-name="Source_20_Text">conda</text:span> command, available if you have installed Python with <text:a xlink:type="simple" xlink:href="https://docs.conda.io/en/latest/miniconda.html" text:style-name="Internet_20_link" text:visited-style-name="Visited_20_Internet_20_Link">miniconda</text:a> or <text:a xlink:type="simple" xlink:href="https://www.anaconda.com/products/individual" text:style-name="Internet_20_link" text:visited-style-name="Visited_20_Internet_20_Link">Anaconda</text:a> </text:p>
        </text:list-item>
        <text:list-item>
          <text:p text:style-name="P15">the <text:span text:style-name="Source_20_Text">venv</text:span> Python module (see <text:a xlink:type="simple" xlink:href="https://docs.python.org/3/library/venv.html" text:style-name="Internet_20_link" text:visited-style-name="Visited_20_Internet_20_Link">venv</text:a>). </text:p>
        </text:list-item>
      </text:list>
      <text:p text:style-name="Text_20_body">The advantage of <text:span text:style-name="T9">miniconda</text:span><text:span text:style-name="T17"> </text:span>for numerical computation is that it transparently installs the <text:a xlink:type="simple" xlink:href="https://software.intel.com/content/www/us/en/develop/tools/oneapi/components/onemkl.html" text:style-name="Internet_20_link" text:visited-style-name="Visited_20_Internet_20_Link">MKL</text:a> library which provides Intel processors optimization for linear algebra libraries (BLAS, Lapack …) that determine the performance module<text:span text:style-name="T16">s like </text:span><text:span text:style-name="T8">numpy</text:span><text:span text:style-name="T16"> </text:span><text:span text:style-name="T11">.</text:span></text:p>
      <text:h text:style-name="Heading_20_2" text:outline-level="2"><text:bookmark-start text:name="__RefHeading___Toc4332_1609815082"/>How a Virtual Environment works<text:bookmark-end text:name="__RefHeading___Toc4332_1609815082"/></text:h>
      <text:p text:style-name="P17">The installation of the <text:span text:style-name="T7">miniconda</text:span> package on your computer modifies your <text:span text:style-name="file">.bashrc</text:span> file: the <text:span text:style-name="code">PATH</text:span> environment variable is modified to first mention the directory containing the <text:span text:style-name="Emphasis">conda</text:span> command (the default for Ubuntu is <text:span text:style-name="file">/home/&lt;logname&gt;/miniconda3/condabin/</text:span>).<text:tab/></text:p>
      <text:p text:style-name="P17">➡️ This mechanism gives you access to the <text:span text:style-name="Source_20_Text">conda</text:span> command in any terminal.</text:p>
      <text:p text:style-name="P13">When the PVE <text:span text:style-name="code">&lt;pve_name&gt;</text:span> is activated with the command <text:span text:style-name="code">conda activate &lt;pve_name&gt;</text:span>:</text:p>
      <text:list xml:id="list111081680" text:style-name="L4">
        <text:list-item>
          <text:p text:style-name="P26">the <text:span text:style-name="Source_20_Text">PATH</text:span> environment variable is changed in the current shell interpreter to first mention the bin directory of the PVE: for example <text:span text:style-name="code">/home/&lt;logname&gt;/miniconda3/envs/&lt;pve_name&gt;/bin/ </text:span></text:p>
        </text:list-item>
        <text:list-item>
          <text:p text:style-name="P25">All Python-related commands (<text:span text:style-name="Emphasis">python</text:span>, <text:span text:style-name="Emphasis">pip</text:span> …) are first searched in this directory. </text:p>
        </text:list-item>
        <text:list-item>
          <text:p text:style-name="P16">Any installation of a Python module with <text:span text:style-name="Emphasis">conda</text:span> or <text:span text:style-name="Emphasis">pip</text:span> will install the module under the root directory <text:span text:style-name="code">/home/&lt;logname&gt;/miniconda3/envs/&lt;pve_name&gt;/</text:span> of the PVE tree. </text:p>
        </text:list-item>
      </text:list>
      <text:h text:style-name="P7" text:outline-level="2"><text:bookmark-start text:name="__RefHeading___Toc6138_1609815082"/><text:bookmark text:name="understanding-how-to-create-a-pve-with-conda-and-ubuntu"/>Understanding how to create a PVE with <text:span text:style-name="Source_20_Text">conda</text:span> and Ubuntu<text:bookmark-end text:name="__RefHeading___Toc6138_1609815082"/></text:h>
      <text:p text:style-name="P13">Prior to the creation of a PVE, you must install <text:span text:style-name="T15">the</text:span> <text:span text:style-name="Emphasis">miniconda</text:span> <text:span text:style-name="T15">package </text:span>on your computer. You will do this in the section <text:span text:style-name="code"><text:span text:style-name="T14">[</text:span></text:span><text:span text:style-name="code"><text:span text:style-name="T13">Work do to</text:span></text:span><text:span text:style-name="code"><text:span text:style-name="T14">]</text:span></text:span>.</text:p>
      <text:p text:style-name="P18">Once <text:span text:style-name="Emphasis">miniconda</text:span> is installed on your computer, you can install &amp; configure as many PVE as you want following the 3 steps procedure explained bellow.<text:tab/></text:p>
      <text:p text:style-name="P18"/>
      <text:p text:style-name="warning">⚠️ Don’t do the job now! just understand the commands syntax and arguments, the job wi<text:span text:style-name="T15">l</text:span>l be done for real in the section <text:span text:style-name="Strong_20_Emphasis">Work to do</text:span>.</text:p>
      <text:list xml:id="list2664885617" text:style-name="L5">
        <text:list-item>
          <text:p text:style-name="P20"><text:soft-page-break/><text:span text:style-name="Strong_20_Emphasis">PVE creation</text:span>: </text:p>
          <text:p text:style-name="P1"><text:span text:style-name="code">conda create -n &lt;pve_name&gt; pip python=&lt;version&gt;</text:span></text:p>
          <text:list>
            <text:list-item>
              <text:p text:style-name="P27"><text:span text:style-name="code">&lt;pve_name&gt;</text:span> is the (free) name of your PVE, often a mnemonic name like <text:span text:style-name="Emphasis">pyml</text:span> (for <text:span text:style-name="Emphasis">Python machine learning</text:span>) or <text:span text:style-name="Emphasis">tf2</text:span> (for working with tensorflow2)… </text:p>
            </text:list-item>
            <text:list-item>
              <text:p text:style-name="P27"><text:span text:style-name="code">&lt;version&gt;</text:span> is the version of Python you want to install in your PVE (for example <text:span text:style-name="Emphasis">3.6</text:span> or <text:span text:style-name="Emphasis">3.6.8</text:span> or <text:span text:style-name="Emphasis">3.8</text:span>…) <text:line-break/></text:p>
            </text:list-item>
          </text:list>
        </text:list-item>
        <text:list-item>
          <text:p text:style-name="P20"><text:span text:style-name="Strong_20_Emphasis">PVE activation</text:span>: </text:p>
          <text:p text:style-name="P1"><text:span text:style-name="code">conda activate &lt;pve_name&gt;</text:span></text:p>
          <text:list>
            <text:list-item>
              <text:p text:style-name="P27">Activating PVE results in the prompt being prefixed with: <text:span text:style-name="code">(&lt;pve_name&gt;)</text:span>.<text:line-break/>For example if the current prompt is <text:span text:style-name="code">user@host $</text:span>, activating the PVE named ‘pyml’ modifies the prompt which becomes: <text:span text:style-name="code">(pyml) user@host $ <text:line-break/></text:span></text:p>
            </text:list-item>
          </text:list>
        </text:list-item>
        <text:list-item>
          <text:p text:style-name="P10"><text:span text:style-name="Strong_20_Emphasis">PVE populating</text:span> with Python modules: </text:p>
          <text:p text:style-name="P1"><text:span text:style-name="code">conda install &lt;module_name&gt;</text:span> or <text:span text:style-name="code">pip install &lt;module_name&gt;</text:span></text:p>
          <text:p text:style-name="P19">this command downloads and installs the Python module named <text:span text:style-name="code">&lt;module_name&gt;</text:span> in your PVE. <text:line-break/>⚠️ The important point is that your PVE must activated!</text:p>
        </text:list-item>
      </text:list>
      <text:p text:style-name="Text_20_body"/>
      <text:p text:style-name="P29">❓ <text:span text:style-name="code">conda install... or pip install...</text:span> ? the rule is simple:<text:line-break/>➡️ preferably start with <text:span text:style-name="code">conda install...</text:span> which will install an optimized version of the Python module if known to conda<text:line-break/>➡️ use <text:span text:style-name="code">pip install...</text:span> if <text:span text:style-name="code">conda</text:span> fails.</text:p>
      <text:p text:style-name="P29"/>
      <text:h text:style-name="P7" text:outline-level="2"><text:bookmark text:name="work-to-do"/>Work to do</text:h>
      <text:h text:style-name="Heading_20_3" text:outline-level="3"><text:bookmark text:name="-install-miniconda"/>🔨 Install <text:span text:style-name="Source_20_Text">miniconda</text:span></text:h>
      <text:p text:style-name="Text_20_body">Download and install miniconda on your computer from <text:a xlink:type="simple" xlink:href="https://docs.conda.io/en/latest/miniconda.html" text:style-name="Internet_20_link" text:visited-style-name="Visited_20_Internet_20_Link">https://docs.conda.io/en/latest/miniconda.html</text:a>. Pay attention to these points:</text:p>
      <text:list xml:id="list374162557" text:style-name="L6">
        <text:list-item>
          <text:p text:style-name="P28">You must define an i<text:span text:style-name="T12">nstallation path</text:span> for the <text:span text:style-name="file">miniconda3</text:span> directory which does not contain spaces or accentuated characters<text:line-break/>(the default installation path on Ubuntu looks like <text:span text:style-name="file">/home/&lt;logname&gt;/miniconda3</text:span>) </text:p>
        </text:list-item>
        <text:list-item>
          <text:p text:style-name="P28">At the end of the installation answer <text:span text:style-name="Emphasis">yes</text:span> to the question <text:span text:style-name="Emphasis">“Do you wish the installer to initialize Miniconda3 by running conda init? [yes | no]"</text:span> </text:p>
        </text:list-item>
        <text:list-item>
          <text:p text:style-name="P28">Start a new terminal or type the command <text:span text:style-name="Source_20_Text">source </text:span><text:span text:style-name="file">~/.bashrc</text:span> to inherit changes from your <text:span text:style-name="file">.bashrc</text:span> file: the <text:span text:style-name="Source_20_Text">conda</text:span> command becomes available in the terminal. </text:p>
        </text:list-item>
        <text:list-item>
          <text:p text:style-name="P21">Advice: you can disable the automatic launch of the PVE <text:span text:style-name="Source_20_Text">(base)</text:span> by typing the command:</text:p>
          <text:p text:style-name="P2"><text:span text:style-name="code">conda config --set auto_activate_base false. </text:span></text:p>
        </text:list-item>
      </text:list>
      <text:p text:style-name="Text_20_body">Now it’s done. If you want to check your installation launch a new terminal and try the command <text:span text:style-name="code">conda info</text:span><text:line-break/>You should get no error in return and see a information on your <text:span text:style-name="Strong_20_Emphasis"><text:span text:style-name="T10">miniconda</text:span></text:span> installation displayed on the screen.</text:p>
      <text:h text:style-name="Heading_20_3" text:outline-level="3"><text:bookmark text:name="-create-a-pve-dedicated-to-machine-learning-with-tensorflow2"/><text:soft-page-break/>🔨 Create a PVE dedicated to machine learning with <text:span text:style-name="Source_20_Text">tensorflow2</text:span></text:h>
      <text:p text:style-name="Text_20_body">With <text:span text:style-name="T7">miniconda</text:span> (or <text:span text:style-name="T7">Anaconda</text:span>) installed on your computer, create and activate the PVE named <text:span text:style-name="code">tf2</text:span> to work with Python 3.8:</text:p>
      <text:p text:style-name="P8"><text:span text:style-name="Source_20_Text"><text:span text:style-name="T19">(</text:span></text:span><text:span text:style-name="Source_20_Text"><text:span text:style-name="T18">base</text:span></text:span><text:span text:style-name="Source_20_Text"><text:span text:style-name="T19">)</text:span></text:span><text:span text:style-name="Source_20_Text"><text:span text:style-name="T18"> user@host $ conda create -n tf2 pip python</text:span></text:span><text:span text:style-name="Source_20_Text"><text:span text:style-name="T19">=</text:span></text:span><text:span text:style-name="Source_20_Text"><text:span text:style-name="T18">3.8</text:span></text:span></text:p>
      <text:p text:style-name="P8"><text:span text:style-name="Source_20_Text"><text:span text:style-name="T18">...some stuff ... answer </text:span></text:span><text:span text:style-name="Source_20_Text"><text:span text:style-name="T20">'y'</text:span></text:span><text:span text:style-name="Source_20_Text"><text:span text:style-name="T18"> <text:s/>to proceed to the installation...</text:span></text:span></text:p>
      <text:p text:style-name="P8"><text:span text:style-name="Source_20_Text"><text:span text:style-name="T18">...</text:span></text:span></text:p>
      <text:p text:style-name="P8"><text:span text:style-name="Source_20_Text"><text:span text:style-name="T19">(</text:span></text:span><text:span text:style-name="Source_20_Text"><text:span text:style-name="T18">base</text:span></text:span><text:span text:style-name="Source_20_Text"><text:span text:style-name="T19">)</text:span></text:span><text:span text:style-name="Source_20_Text"><text:span text:style-name="T18"> user@host $ conda update -n base -c defaults conda</text:span></text:span></text:p>
      <text:p text:style-name="P8"><text:span text:style-name="Source_20_Text"><text:span text:style-name="T18">... some stuff...</text:span></text:span></text:p>
      <text:p text:style-name="P8"/>
      <text:p text:style-name="P8"><text:span text:style-name="Source_20_Text"><text:span text:style-name="T19">(</text:span></text:span><text:span text:style-name="Source_20_Text"><text:span text:style-name="T18">base</text:span></text:span><text:span text:style-name="Source_20_Text"><text:span text:style-name="T19">)</text:span></text:span><text:span text:style-name="Source_20_Text"><text:span text:style-name="T18"> user@host $ conda activate tf2</text:span></text:span></text:p>
      <text:p text:style-name="P9"><text:span text:style-name="Source_20_Text"><text:span text:style-name="T19">(</text:span></text:span><text:span text:style-name="Source_20_Text"><text:span text:style-name="T18">tf2</text:span></text:span><text:span text:style-name="Source_20_Text"><text:span text:style-name="T19">)</text:span></text:span><text:span text:style-name="Source_20_Text"><text:span text:style-name="T18"> user@host $</text:span></text:span></text:p>
      <text:p text:style-name="Text_20_body">Then install the main Python modules to work with <text:span text:style-name="Strong_20_Emphasis"><text:span text:style-name="T10">tensorflow2</text:span></text:span> :</text:p>
      <text:p text:style-name="P8"><text:span text:style-name="Source_20_Text"><text:span text:style-name="T19">(</text:span></text:span><text:span text:style-name="Source_20_Text"><text:span text:style-name="T18">tf2</text:span></text:span><text:span text:style-name="Source_20_Text"><text:span text:style-name="T19">)</text:span></text:span><text:span text:style-name="Source_20_Text"><text:span text:style-name="T18"> user@host $ pip install --ignore-installed --upgrade tensorflow</text:span></text:span><text:span text:style-name="Source_20_Text"><text:span text:style-name="T19">==</text:span></text:span><text:span text:style-name="Source_20_Text"><text:span text:style-name="T18">2.9</text:span></text:span></text:p>
      <text:p text:style-name="P8"><text:span text:style-name="Source_20_Text"><text:span text:style-name="T19">(</text:span></text:span><text:span text:style-name="Source_20_Text"><text:span text:style-name="T18">tf2</text:span></text:span><text:span text:style-name="Source_20_Text"><text:span text:style-name="T19">)</text:span></text:span><text:span text:style-name="Source_20_Text"><text:span text:style-name="T18"> user@host $ conda install numpy scipy matplotlib jupyter jupyterlab pandas</text:span></text:span></text:p>
      <text:p text:style-name="P9"><text:span text:style-name="Source_20_Text"><text:span text:style-name="T19">(</text:span></text:span><text:span text:style-name="Source_20_Text"><text:span text:style-name="T18">tf2</text:span></text:span><text:span text:style-name="Source_20_Text"><text:span text:style-name="T19">)</text:span></text:span><text:span text:style-name="Source_20_Text"><text:span text:style-name="T18"> user@host $ pip install scikit-learn scikit-image seaborn pydot rospkg pyyaml opencv-python</text:span></text:span><text:span text:style-name="Source_20_Text"><text:span text:style-name="T19">==</text:span></text:span><text:span text:style-name="Source_20_Text"><text:span text:style-name="T18">4.6.0.66</text:span></text:span></text:p>
      <text:h text:style-name="Heading_20_2" text:outline-level="2"><text:bookmark text:name="useful-commands"/>Useful commands</text:h>
      <table:table table:name="Tableau1" table:style-name="Tableau1">
        <table:table-column table:style-name="Tableau1.A"/>
        <table:table-column table:style-name="Tableau1.B"/>
        <table:table-header-rows>
          <table:table-row table:style-name="TableLine94413337453024">
            <table:table-cell table:style-name="Tableau1.A1" office:value-type="string">
              <text:p text:style-name="P12">command</text:p>
            </table:table-cell>
            <table:table-cell table:style-name="Tableau1.A1" office:value-type="string">
              <text:p text:style-name="P12">description</text:p>
            </table:table-cell>
          </table:table-row>
        </table:table-header-rows>
        <table:table-row table:style-name="TableLine94413337453024">
          <table:table-cell table:style-name="Tableau1.A1" office:value-type="string">
            <text:p text:style-name="P11"><text:span text:style-name="code">conda info</text:span></text:p>
          </table:table-cell>
          <table:table-cell table:style-name="Tableau1.A1" office:value-type="string">
            <text:p text:style-name="P11">Display information about <text:span text:style-name="T7">conda</text:span></text:p>
          </table:table-cell>
        </table:table-row>
        <table:table-row table:style-name="TableLine94413337453024">
          <table:table-cell table:style-name="Tableau1.A1" office:value-type="string">
            <text:p text:style-name="P11"><text:span text:style-name="code">conda env list</text:span></text:p>
          </table:table-cell>
          <table:table-cell table:style-name="Tableau1.A1" office:value-type="string">
            <text:p text:style-name="P11">List the PVEs known by <text:span text:style-name="T7">conda</text:span></text:p>
          </table:table-cell>
        </table:table-row>
        <table:table-row table:style-name="TableLine94413337453024">
          <table:table-cell table:style-name="Tableau1.A1" office:value-type="string">
            <text:p text:style-name="P11"><text:span text:style-name="code">conda deactivate</text:span></text:p>
          </table:table-cell>
          <table:table-cell table:style-name="Tableau1.A1" office:value-type="string">
            <text:p text:style-name="P11">Deactivate the current PVE</text:p>
          </table:table-cell>
        </table:table-row>
        <table:table-row table:style-name="TableLine94413337453024">
          <table:table-cell table:style-name="Tableau1.A1" office:value-type="string">
            <text:p text:style-name="P11"><text:span text:style-name="code">conda activate &lt;pve_name&gt;</text:span></text:p>
          </table:table-cell>
          <table:table-cell table:style-name="Tableau1.A1" office:value-type="string">
            <text:p text:style-name="P11">Activate the PVE named <text:span text:style-name="code">&lt;pve_name&gt;</text:span></text:p>
          </table:table-cell>
        </table:table-row>
        <table:table-row table:style-name="TableLine94413337453024">
          <table:table-cell table:style-name="Tableau1.A1" office:value-type="string">
            <text:p text:style-name="P11"><text:span text:style-name="code">conda list or pip list</text:span></text:p>
          </table:table-cell>
          <table:table-cell table:style-name="Tableau1.A1" office:value-type="string">
            <text:p text:style-name="P11">List installed packages for current activated PVE</text:p>
          </table:table-cell>
        </table:table-row>
        <table:table-row table:style-name="TableLine94413337453024">
          <table:table-cell table:style-name="Tableau1.A1" office:value-type="string">
            <text:p text:style-name="P11"><text:span text:style-name="code">conda search &lt;module&gt;</text:span></text:p>
          </table:table-cell>
          <table:table-cell table:style-name="Tableau1.A1" office:value-type="string">
            <text:p text:style-name="P11">Find versions of a Python module for current activated PVE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Ubuntu Mono" svg:font-family="'Ubuntu Mono'" style:font-pitch="fixed"/>
    <style:font-face style:name="Ubuntu Mono1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15%"/>
      <style:text-properties style:font-name="Liberation Serif1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13709" fo:font-size="115%" fo:font-weight="bold" style:font-size-asian="115%" style:font-weight-asian="bold" style:font-size-complex="115%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loext:contextual-spacing="false"/>
      <style:text-properties fo:color="#000080" fo:font-size="110%" fo:font-weight="bold" style:font-size-asian="101%" style:font-weight-asian="bold" style:font-size-complex="101%" style:font-weight-complex="600"/>
    </style:style>
    <style:style style:name="command" style:family="paragraph" style:parent-style-name="Standard" style:master-page-name="">
      <loext:graphic-properties draw:fill="solid" draw:fill-color="#ffffcc"/>
      <style:paragraph-properties fo:margin-left="0cm" fo:margin-right="0cm" fo:margin-top="0cm" fo:margin-bottom="0cm" loext:contextual-spacing="false" style:line-spacing="0.079cm" fo:text-indent="0cm" style:auto-text-indent="false" style:page-number="auto" fo:background-color="#ffffcc" fo:padding-left="0.18cm" fo:padding-right="0cm" fo:padding-top="0.18cm" fo:padding-bottom="0.18cm" fo:border="0.06pt solid #b2b2b2">
        <style:tab-stops/>
      </style:paragraph-properties>
      <style:text-properties style:font-name="Ubuntu Mono1" fo:font-family="'Ubuntu Mono'" style:font-style-name="Normal" style:font-pitch="fixed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3cm" loext:contextual-spacing="false"/>
      <style:text-properties fo:color="#158466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5cm" style:type="center"/>
          <style:tab-stop style:position="17.902cm" style:type="right"/>
        </style:tab-stops>
      </style:paragraph-properties>
    </style:style>
    <style:style style:name="warning" style:family="paragraph" style:parent-style-name="Text_20_body">
      <loext:graphic-properties draw:fill="solid" draw:fill-color="#ffebeb"/>
      <style:paragraph-properties fo:margin-left="0.6cm" fo:margin-right="0cm" fo:text-indent="-0.6cm" style:auto-text-indent="false" fo:background-color="#ffebeb" fo:padding="0.049cm" fo:border="0.06pt solid #780373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a1467e" fo:font-size="22pt" fo:font-weight="bold" style:font-size-asian="28pt" style:font-weight-asian="bold" style:font-size-complex="2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Ubuntu" fo:font-family="Ubuntu" style:font-style-name="Normal" style:font-pitch="variable" fo:font-size="10.5pt"/>
    </style:style>
    <style:style style:name="Sans_20_nom1" style:display-name="Sans nom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m" style:family="text" style:parent-style-name="code">
      <style:text-properties fo:color="#158466"/>
    </style:style>
    <style:style style:name="file" style:family="text" style:parent-style-name="code">
      <style:text-properties fo:color="#000080" fo:font-size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MT1" style:family="text">
      <style:text-properties officeooo:rsid="002289ed"/>
    </style:style>
    <style:style style:name="MT2" style:family="text">
      <style:text-properties officeooo:rsid="001eacbf"/>
    </style:style>
    <style:style style:name="MT3" style:family="text">
      <style:text-properties officeooo:rsid="00262ec9"/>
    </style:style>
    <style:style style:name="MT4" style:family="text">
      <style:text-properties officeooo:rsid="0090cf33"/>
    </style:style>
    <style:page-layout style:name="Mpm1">
      <style:page-layout-properties fo:page-width="21.001cm" fo:page-height="29.7cm" style:num-format="1" style:print-orientation="portrait" fo:margin-top="0.591cm" fo:margin-bottom="0.559cm" fo:margin-left="1.6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>
        <style:header-footer-properties svg:height="1.10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Robotics and AI training <text:span text:style-name="MT1">at</text:span><text:span text:style-name="MT2"> PPU<text:tab/><text:tab/>June 2022</text:span></text:p>
      </style:header>
      <style:footer>
        <text:p text:style-name="MP2"><text:span text:style-name="MT3">CC BY-SA 4.0 <text:tab/></text:span>J<text:span text:style-name="MT3">ean-Luc Charles (J</text:span>LC<text:span text:style-name="MT3">)</text:span> <text:tab/><text:date style:data-style-name="N10121" text:date-value="2022-06-22T21:34:48.859942043">22/06/22</text:date> – v1.<text:span text:style-name="MT4">0</text:span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6:33:03.120922496</meta:creation-date>
    <meta:editing-duration>PT13H23M2S</meta:editing-duration>
    <meta:editing-cycles>112</meta:editing-cycles>
    <meta:generator>LibreOffice/6.4.7.2$Linux_X86_64 LibreOffice_project/40$Build-2</meta:generator>
    <dc:date>2022-06-22T21:34:48.787575209</dc:date>
    <meta:document-statistic meta:table-count="1" meta:image-count="0" meta:object-count="0" meta:page-count="3" meta:paragraph-count="72" meta:word-count="912" meta:character-count="5722" meta:non-whitespace-character-count="4875"/>
  </office:meta>
</office:document-meta>
</file>